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5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style:font-size-asian="12pt" style:font-size-complex="12pt"/>
    </style:style>
    <style:style style:name="P2" style:family="paragraph" style:parent-style-name="Quotations">
      <style:paragraph-properties fo:margin-left="1.3102in" fo:margin-right="0.3937in" fo:margin-top="0in" fo:margin-bottom="0in" loext:contextual-spacing="false" fo:text-align="justify" style:justify-single-word="false" fo:text-indent="0in" style:auto-text-indent="false" fo:padding="0in" fo:border="none" style:writing-mode="lr-tb"/>
      <style:text-properties fo:color="#1f497d" style:font-name="Calibri" fo:font-size="12pt" style:font-size-asian="12pt" style:font-size-complex="12pt"/>
    </style:style>
    <style:style style:name="P3" style:family="paragraph" style:parent-style-name="Quotations">
      <style:paragraph-properties fo:margin-left="1.3102in" fo:margin-right="0.3937in" fo:margin-top="0in" fo:margin-bottom="0in" loext:contextual-spacing="false" fo:text-align="justify" style:justify-single-word="false" fo:text-indent="0in" style:auto-text-indent="false" fo:padding="0in" fo:border="none" style:writing-mode="lr-tb"/>
      <style:text-properties fo:color="#1f497d" style:font-name="Calibri" fo:font-size="12pt" officeooo:rsid="00378528" officeooo:paragraph-rsid="00378528" style:font-size-asian="12pt" style:font-size-complex="12pt"/>
    </style:style>
    <style:style style:name="P4" style:family="paragraph" style:parent-style-name="Quotations">
      <style:paragraph-properties fo:margin-left="2.1209in" fo:margin-right="0.7874in" fo:margin-top="0in" fo:margin-bottom="0in" loext:contextual-spacing="false" fo:text-align="justify" style:justify-single-word="false" fo:text-indent="0in" style:auto-text-indent="false" fo:padding="0in" fo:border="none" style:writing-mode="lr-tb"/>
      <style:text-properties fo:color="#1f497d" style:font-name="Calibri" fo:font-size="12pt" style:font-size-asian="12pt" style:font-size-complex="12pt"/>
    </style:style>
    <style:style style:name="P5" style:family="paragraph" style:parent-style-name="Quotations">
      <style:paragraph-properties fo:margin-left="2.1209in" fo:margin-right="0.7874in" fo:margin-top="0in" fo:margin-bottom="0in" loext:contextual-spacing="false" fo:text-align="justify" style:justify-single-word="false" fo:text-indent="0in" style:auto-text-indent="false" fo:padding="0in" fo:border="none" style:writing-mode="lr-tb"/>
      <style:text-properties style:font-name="Calibri" fo:font-size="12pt" style:font-size-asian="12pt" style:font-size-complex="12pt"/>
    </style:style>
    <style:style style:name="P6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style:writing-mode="lr-tb"/>
      <style:text-properties fo:color="#1f497d" style:font-name="Calibri" fo:font-size="12pt" officeooo:paragraph-rsid="001f2432" style:font-size-asian="12pt" style:font-size-complex="12pt"/>
    </style:style>
    <style:style style:name="P7" style:family="paragraph" style:parent-style-name="Text_20_body">
      <style:paragraph-properties fo:margin-left="0.4925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paragraph-rsid="00322301" style:font-size-asian="12pt" style:font-size-complex="12pt"/>
    </style:style>
    <style:style style:name="P8" style:family="paragraph" style:parent-style-name="Text_20_body">
      <style:paragraph-properties fo:margin-left="0.4925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paragraph-rsid="002d1ac0" style:font-size-asian="12pt" style:font-size-complex="12pt"/>
    </style:style>
    <style:style style:name="P9" style:family="paragraph" style:parent-style-name="Text_20_body">
      <style:paragraph-properties fo:margin-left="0.4925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rsid="002aab08" officeooo:paragraph-rsid="002aab08" style:font-size-asian="12pt" style:font-size-complex="12pt"/>
    </style:style>
    <style:style style:name="P10" style:family="paragraph" style:parent-style-name="Text_20_body">
      <style:paragraph-properties fo:margin-left="0.4925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rsid="002aab08" officeooo:paragraph-rsid="00487841" style:font-size-asian="12pt" style:font-size-complex="12pt"/>
    </style:style>
    <style:style style:name="P11" style:family="paragraph" style:parent-style-name="Text_20_body">
      <style:paragraph-properties fo:margin-left="0.4925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rsid="004451da" officeooo:paragraph-rsid="004451da" style:font-size-asian="12pt" style:font-size-complex="12pt"/>
    </style:style>
    <style:style style:name="P12" style:family="paragraph" style:parent-style-name="Text_20_body">
      <style:paragraph-properties fo:margin-left="0.4925in" fo:margin-right="0in" fo:margin-top="0in" fo:margin-bottom="0in" loext:contextual-spacing="false" fo:text-align="justify" style:justify-single-word="false" fo:text-indent="0in" style:auto-text-indent="false" fo:break-before="page" style:writing-mode="lr-tb"/>
      <style:text-properties fo:color="#1f497d" style:font-name="Calibri" fo:font-size="12pt" officeooo:paragraph-rsid="00209398" style:font-size-asian="12pt" style:font-size-complex="12pt"/>
    </style:style>
    <style:style style:name="P13" style:family="paragraph" style:parent-style-name="Calibri">
      <style:paragraph-properties fo:text-align="center" style:justify-single-word="false"/>
      <style:text-properties fo:color="#1f497d" style:font-name="Calibri" fo:font-size="12pt" fo:font-weight="normal" officeooo:rsid="001f2432" officeooo:paragraph-rsid="001f2432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fo:font-weight="normal" officeooo:rsid="001f2432" officeooo:paragraph-rsid="001f243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1.4772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rsid="002aab08" officeooo:paragraph-rsid="00487841" style:font-size-asian="12pt" style:font-size-complex="12pt"/>
    </style:style>
    <style:style style:name="P16" style:family="paragraph" style:parent-style-name="Text_20_body">
      <style:paragraph-properties fo:margin-left="1.4772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rsid="0037259b" officeooo:paragraph-rsid="0037259b" style:font-size-asian="12pt" style:font-size-complex="12pt"/>
    </style:style>
    <style:style style:name="P17" style:family="paragraph" style:parent-style-name="Text_20_body">
      <style:paragraph-properties fo:margin-left="1.4772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rsid="0037259b" officeooo:paragraph-rsid="004a0910" style:font-size-asian="12pt" style:font-size-complex="12pt"/>
    </style:style>
    <style:style style:name="P18" style:family="paragraph" style:parent-style-name="Text_20_body">
      <style:paragraph-properties fo:margin-left="1.4772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rsid="0037259b" officeooo:paragraph-rsid="00364d15" style:font-size-asian="12pt" style:font-size-complex="12pt"/>
    </style:style>
    <style:style style:name="P19" style:family="paragraph" style:parent-style-name="Text_20_body">
      <style:paragraph-properties fo:margin-left="1.4772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rsid="00274f9d" officeooo:paragraph-rsid="0042e012" style:font-size-asian="12pt" style:font-size-complex="12pt"/>
    </style:style>
    <style:style style:name="P20" style:family="paragraph" style:parent-style-name="Text_20_body">
      <style:paragraph-properties fo:margin-left="1.4772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rsid="0034ad23" officeooo:paragraph-rsid="004a0910" style:font-size-asian="12pt" style:font-size-complex="12pt"/>
    </style:style>
    <style:style style:name="P21" style:family="paragraph" style:parent-style-name="Text_20_body">
      <style:paragraph-properties fo:margin-left="1.4772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paragraph-rsid="0025d430" style:font-size-asian="12pt" style:font-size-complex="12pt"/>
    </style:style>
    <style:style style:name="P22" style:family="paragraph" style:parent-style-name="Text_20_body">
      <style:paragraph-properties fo:margin-left="1.4772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rsid="0041030a" officeooo:paragraph-rsid="0042e012" style:font-size-asian="12pt" style:font-size-complex="12pt"/>
    </style:style>
    <style:style style:name="P23" style:family="paragraph" style:parent-style-name="Text_20_body">
      <style:paragraph-properties fo:margin-left="1.4772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rsid="0041030a" officeooo:paragraph-rsid="0041030a" style:font-size-asian="12pt" style:font-size-complex="12pt"/>
    </style:style>
    <style:style style:name="P24" style:family="paragraph" style:parent-style-name="Text_20_body">
      <style:paragraph-properties fo:margin-left="1.4772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rsid="00430fd7" officeooo:paragraph-rsid="004451da" style:font-size-asian="12pt" style:font-size-complex="12pt"/>
    </style:style>
    <style:style style:name="P25" style:family="paragraph" style:parent-style-name="Text_20_body">
      <style:paragraph-properties fo:margin-left="1.4772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rsid="002d1ac0" officeooo:paragraph-rsid="004451da" style:font-size-asian="12pt" style:font-size-complex="12pt"/>
    </style:style>
    <style:style style:name="P26" style:family="paragraph" style:parent-style-name="Text_20_body">
      <style:paragraph-properties fo:margin-left="1.4772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1f497d" style:font-name="Calibri" fo:font-size="12pt" officeooo:rsid="004a0910" officeooo:paragraph-rsid="004a0910" style:font-size-asian="12pt" style:font-size-complex="12pt"/>
    </style:style>
    <style:style style:name="P27" style:family="paragraph" style:parent-style-name="Quotations">
      <style:paragraph-properties fo:margin-left="1.4772in" fo:margin-right="0.3937in" fo:margin-top="0in" fo:margin-bottom="0in" loext:contextual-spacing="false" fo:text-align="justify" style:justify-single-word="false" fo:text-indent="0in" style:auto-text-indent="false" fo:padding="0in" fo:border="none" style:writing-mode="lr-tb"/>
      <style:text-properties fo:color="#1f497d" style:font-name="Calibri" fo:font-size="12pt" officeooo:rsid="00378528" officeooo:paragraph-rsid="003c9ef2" style:font-size-asian="12pt" style:font-size-complex="12pt"/>
    </style:style>
    <style:style style:name="P28" style:family="paragraph" style:parent-style-name="Quotations">
      <style:paragraph-properties fo:margin-left="1.9693in" fo:margin-right="0.7874in" fo:margin-top="0in" fo:margin-bottom="0in" loext:contextual-spacing="false" fo:text-align="justify" style:justify-single-word="false" fo:text-indent="0in" style:auto-text-indent="false" fo:padding="0in" fo:border="none" style:writing-mode="lr-tb"/>
      <style:text-properties fo:color="#1f497d" style:font-name="Calibri" fo:font-size="12pt" style:font-size-asian="12pt" style:font-size-complex="12pt"/>
    </style:style>
    <style:style style:name="P29" style:family="paragraph" style:parent-style-name="Text_20_body">
      <style:paragraph-properties fo:text-align="center" style:justify-single-word="false"/>
      <style:text-properties fo:color="#1f497d" style:font-name="Calibri" fo:font-size="12pt" fo:font-weight="bold" officeooo:rsid="001f2432" officeooo:paragraph-rsid="004e0510" style:font-size-asian="12pt" style:font-weight-asian="bold" style:font-size-complex="12pt" style:font-weight-complex="bold"/>
    </style:style>
    <style:style style:name="T1" style:family="text">
      <style:text-properties officeooo:rsid="002d1ac0"/>
    </style:style>
    <style:style style:name="T2" style:family="text">
      <style:text-properties officeooo:rsid="003a29a0"/>
    </style:style>
    <style:style style:name="T3" style:family="text">
      <style:text-properties officeooo:rsid="003c9ef2"/>
    </style:style>
    <style:style style:name="T4" style:family="text">
      <style:text-properties officeooo:rsid="003e6e7b"/>
    </style:style>
    <style:style style:name="T5" style:family="text">
      <style:text-properties officeooo:rsid="0041030a"/>
    </style:style>
    <style:style style:name="T6" style:family="text">
      <style:text-properties officeooo:rsid="0043004d"/>
    </style:style>
    <style:style style:name="T7" style:family="text">
      <style:text-properties officeooo:rsid="00430fd7"/>
    </style:style>
    <style:style style:name="T8" style:family="text">
      <style:text-properties officeooo:rsid="004878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9"><text:span text:style-name="T5">Computer Networks Laboratory 15CSL77 16CSL57</text:span> - Journal Format</text:p>
      <text:p text:style-name="P14"/>
      <text:p text:style-name="P6">Introduction ( Theory on ) -<text:line-break/></text:p>
      <text:p text:style-name="P21">a. Introduction to <text:span text:style-name="T5">Computer Networks</text:span></text:p>
      <text:p text:style-name="P19">b. <text:span text:style-name="T5">OSI model</text:span></text:p>
      <text:p text:style-name="P19">c. <text:span text:style-name="T5">Components of Computer Networks</text:span></text:p>
      <text:p text:style-name="P19">d. <text:span text:style-name="T5">Types of Computer Networks</text:span></text:p>
      <text:p text:style-name="P22">e. Parameter to measure Computer Network performance</text:p>
      <text:p text:style-name="P23">f. <text:s/>Protocol, examples of protocols, recent protocols</text:p>
      <text:p text:style-name="P23">g. IETF, role of IETF </text:p>
      <text:p text:style-name="P23">h. RFC, recent RFCs</text:p>
      <text:p text:style-name="P11"/>
      <text:p text:style-name="P11">NCTUns:</text:p>
      <text:p text:style-name="P15">a. Introduction <text:span text:style-name="T1">to NCTUns</text:span></text:p>
      <text:p text:style-name="P24">b. Installation steps</text:p>
      <text:p text:style-name="P25"><text:span text:style-name="T7">c</text:span>. <text:span text:style-name="T6">Example program</text:span></text:p>
      <text:p text:style-name="P24">d. Execution of example program</text:p>
      <text:p text:style-name="P9"/>
      <text:p text:style-name="P10"><text:span text:style-name="T8">Follow the outline of NCTUns also for NS2</text:span> <text:span text:style-name="T8">and NS3.</text:span></text:p>
      <text:p text:style-name="P8"/>
      <text:p text:style-name="P7">References </text:p>
      <text:p text:style-name="P17">1. Author of Text book , "Title of Text book" , Publisher , Year</text:p>
      <text:p text:style-name="P26">or</text:p>
      <text:p text:style-name="P20">1. Author[s] , "Title" , Journal / Conference / Publisher , Year</text:p>
      <text:p text:style-name="P16">or</text:p>
      <text:p text:style-name="P18">1. Author of web page , "Title of web page" , Website , Year</text:p>
      <text:p text:style-name="P12">For each experiment -</text:p>
      <text:p text:style-name="P1"/>
      <text:p text:style-name="P2">Problem definition -</text:p>
      <text:p text:style-name="P2"/>
      <text:p text:style-name="P2">Objectives -</text:p>
      <text:p text:style-name="P2"/>
      <text:p text:style-name="P2">Theory -</text:p>
      <text:p text:style-name="P2"/>
      <text:p text:style-name="P28">Description</text:p>
      <text:p text:style-name="P28"/>
      <text:p text:style-name="P28">Algorithm </text:p>
      <text:p text:style-name="P4"/>
      <text:p text:style-name="P5"/>
      <text:p text:style-name="P3">Trace / <text:span text:style-name="T2">Solve </text:span>– Solve for a input instance</text:p>
      <text:p text:style-name="P3"/>
      <text:p text:style-name="P27"><text:tab/><text:span text:style-name="T3">Input - </text:span></text:p>
      <text:p text:style-name="P27"/>
      <text:p text:style-name="P27"><text:tab/><text:span text:style-name="T4">Solve using algorithm - </text:span></text:p>
      <text:p text:style-name="P27"/>
      <text:p text:style-name="P27"><text:tab/>Output - </text:p>
      <text:p text:style-name="P2"/>
      <text:p text:style-name="P2">Program <text:span text:style-name="T7">with documentation </text:span>-</text:p>
      <text:p text:style-name="P2"/>
      <text:p text:style-name="P2">Output -</text:p>
      <text:p text:style-name="P2"/>
      <text:p text:style-name="P2">Conclusion -</text:p>
      <text:p text:style-name="P2"/>
      <text:p text:style-name="P2">References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alibri" style:family="paragraph" style:parent-style-name="Standard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902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1:47:47.635747214</meta:creation-date>
    <dc:date>2018-08-15T21:17:58.914033943</dc:date>
    <meta:editing-duration>PT5H7M25S</meta:editing-duration>
    <meta:editing-cycles>46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163" meta:character-count="930" meta:non-whitespace-character-count="791"/>
  </office:meta>
</office:document-meta>
</file>